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oard" style:family="table">
      <style:table-properties style:width="17cm" table:align="margins"/>
    </style:style>
    <style:style style:name="Board.A" style:family="table-column">
      <style:table-column-properties style:column-width="2.429cm" style:rel-column-width="9362*"/>
    </style:style>
    <style:style style:name="Board.A1" style:family="table-cell">
      <style:table-cell-properties fo:padding="0.097cm" fo:border-left="0.05pt solid #000000" fo:border-right="none" fo:border-top="0.05pt solid #000000" fo:border-bottom="0.05pt solid #000000"/>
    </style:style>
    <style:style style:name="Board.G1" style:family="table-cell">
      <style:table-cell-properties fo:padding="0.097cm" fo:border="0.05pt solid #000000"/>
    </style:style>
    <style:style style:name="Board.A2" style:family="table-cell">
      <style:table-cell-properties fo:padding="0.097cm" fo:border-left="0.05pt solid #000000" fo:border-right="none" fo:border-top="none" fo:border-bottom="0.05pt solid #000000"/>
    </style:style>
    <style:style style:name="Board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0e975" officeooo:paragraph-rsid="0010e975"/>
    </style:style>
    <style:style style:name="P2" style:family="paragraph" style:parent-style-name="Standard">
      <style:paragraph-properties fo:text-align="center" style:justify-single-word="false"/>
      <style:text-properties fo:font-size="16pt" officeooo:rsid="0010e975" officeooo:paragraph-rsid="0010e97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47ecb" officeooo:paragraph-rsid="00147ecb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5b019" officeooo:paragraph-rsid="0015b01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5b019" officeooo:paragraph-rsid="0015b019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72dba" officeooo:paragraph-rsid="00172db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72dba" officeooo:paragraph-rsid="00172dba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7e937" officeooo:paragraph-rsid="0017e937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officeooo:rsid="00147ecb" officeooo:paragraph-rsid="00147ecb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47ecb" officeooo:paragraph-rsid="00147ecb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7e937" officeooo:paragraph-rsid="0017e937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0e975" officeooo:paragraph-rsid="0010e975"/>
    </style:style>
    <style:style style:name="P14" style:family="paragraph" style:parent-style-name="Footnote">
      <style:text-properties officeooo:rsid="0016cc39" officeooo:paragraph-rsid="0016cc39"/>
    </style:style>
    <style:style style:name="P15" style:family="paragraph" style:parent-style-name="Footnote">
      <style:text-properties officeooo:rsid="00172dba" officeooo:paragraph-rsid="00172dba"/>
    </style:style>
    <style:style style:name="T1" style:family="text">
      <style:text-properties officeooo:rsid="0015b019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6cc39" style:font-size-asian="10.5pt" style:font-size-complex="12pt"/>
    </style:style>
    <style:style style:name="T4" style:family="text">
      <style:text-properties fo:font-size="12pt" officeooo:rsid="00172ac1" style:font-size-asian="10.5pt" style:font-size-complex="12pt"/>
    </style:style>
    <style:style style:name="T5" style:family="text">
      <style:text-properties fo:font-size="12pt" officeooo:rsid="00172dba" style:font-size-asian="10.5pt" style:font-size-complex="12pt"/>
    </style:style>
    <style:style style:name="T6" style:family="text">
      <style:text-properties style:font-size-asian="16pt"/>
    </style:style>
    <style:style style:name="T7" style:family="text">
      <style:text-properties officeooo:rsid="001a02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ΡΓΑΣΙΑ RUSH HOUR</text:p>
      <text:p text:style-name="P1"><text:s/>Το αρχειο αυτο συνοδευει την υλοποιηση της 3ης εργασιας στο μαθημα Αρχες Γλωσσων Προγραμματισμου .</text:p>
      <text:p text:style-name="P1"/>
      <text:p text:style-name="P2">ΔΟΜΗΣΗ STATE</text:p>
      <text:p text:style-name="P1"><text:s/>Ο τυπος State αποτελειται απο Int Int (Map Key Elem) (Set Int)</text:p>
      <text:p text:style-name="P1"><text:s/>Οπου οι δυο πρωτοι ακεραιοι συμβολιζουν το μηκος και το πλατος του Board , το Map περιεχει ως κλειδια τους χαρακτηρες που αναπαριστουνται και Elem ενα 3-tuple με την κατευθυνση , το μεγεθος και το StartPosition του καθε κομματιου.Επιλεχτηκε αυτη η αναπαρασταση για ευκολη ευρεση του κομματιου που θελουμε να μετακινησουμε (λογω Map) κατι που χρησιμευει στην δομηση του Move.Τελος , αποθηκευεται ενα (Set Int) οπου τα Int ειναι τα τετραγωνα του Board που δεν ειναι ελευθερα.Τα τετραγωνα του board εχουν τις εξης συντεταγμενες :</text:p>
      <table:table table:name="Board" table:style-name="Board">
        <table:table-column table:style-name="Board.A" table:number-columns-repeated="7"/>
        <table:table-row>
          <table:table-cell table:style-name="Board.A1" office:value-type="string">
            <text:p text:style-name="P12"/>
          </table:table-cell>
          <table:table-cell table:style-name="Board.A1" office:value-type="string">
            <text:p text:style-name="P13">1</text:p>
          </table:table-cell>
          <table:table-cell table:style-name="Board.A1" office:value-type="string">
            <text:p text:style-name="P13">2</text:p>
          </table:table-cell>
          <table:table-cell table:style-name="Board.A1" office:value-type="string">
            <text:p text:style-name="P13">3</text:p>
          </table:table-cell>
          <table:table-cell table:style-name="Board.A1" office:value-type="string">
            <text:p text:style-name="P13">4</text:p>
          </table:table-cell>
          <table:table-cell table:style-name="Board.A1" office:value-type="string">
            <text:p text:style-name="P13">5</text:p>
          </table:table-cell>
          <table:table-cell table:style-name="Board.G1" office:value-type="string">
            <text:p text:style-name="P13">6</text:p>
          </table:table-cell>
        </table:table-row>
        <table:table-row>
          <table:table-cell table:style-name="Board.A2" office:value-type="string">
            <text:p text:style-name="P13">1</text:p>
          </table:table-cell>
          <table:table-cell table:style-name="Board.A2" office:value-type="string">
            <text:p text:style-name="P13">(1,1) = 1</text:p>
          </table:table-cell>
          <table:table-cell table:style-name="Board.A2" office:value-type="string">
            <text:p text:style-name="P13">(1,2) = 2</text:p>
          </table:table-cell>
          <table:table-cell table:style-name="Board.A2" office:value-type="string">
            <text:p text:style-name="P13">(1,3) = 3</text:p>
          </table:table-cell>
          <table:table-cell table:style-name="Board.A2" office:value-type="string">
            <text:p text:style-name="P13">(1,4) = 4</text:p>
          </table:table-cell>
          <table:table-cell table:style-name="Board.A2" office:value-type="string">
            <text:p text:style-name="P13">(1,5) = 5</text:p>
          </table:table-cell>
          <table:table-cell table:style-name="Board.G2" office:value-type="string">
            <text:p text:style-name="P13">(1,6) = 6</text:p>
          </table:table-cell>
        </table:table-row>
        <table:table-row>
          <table:table-cell table:style-name="Board.A2" office:value-type="string">
            <text:p text:style-name="P13">2</text:p>
          </table:table-cell>
          <table:table-cell table:style-name="Board.A2" office:value-type="string">
            <text:p text:style-name="P13">(2,1) = 7</text:p>
          </table:table-cell>
          <table:table-cell table:style-name="Board.A2" office:value-type="string">
            <text:p text:style-name="P13">(2,2) = 8</text:p>
          </table:table-cell>
          <table:table-cell table:style-name="Board.A2" office:value-type="string">
            <text:p text:style-name="P13">(2,3) = 9</text:p>
          </table:table-cell>
          <table:table-cell table:style-name="Board.A2" office:value-type="string">
            <text:p text:style-name="P13">(2,4) = 10</text:p>
          </table:table-cell>
          <table:table-cell table:style-name="Board.A2" office:value-type="string">
            <text:p text:style-name="P13">(2,5) = 11</text:p>
          </table:table-cell>
          <table:table-cell table:style-name="Board.G2" office:value-type="string">
            <text:p text:style-name="P13">(2,6) = 12</text:p>
          </table:table-cell>
        </table:table-row>
        <table:table-row>
          <table:table-cell table:style-name="Board.A2" office:value-type="string">
            <text:p text:style-name="P13">3</text:p>
          </table:table-cell>
          <table:table-cell table:style-name="Board.A2" office:value-type="string">
            <text:p text:style-name="P13">(3,1) = 13</text:p>
          </table:table-cell>
          <table:table-cell table:style-name="Board.A2" office:value-type="string">
            <text:p text:style-name="P13">(3,2) = 14</text:p>
          </table:table-cell>
          <table:table-cell table:style-name="Board.A2" office:value-type="string">
            <text:p text:style-name="P13">(3,3) = 15</text:p>
          </table:table-cell>
          <table:table-cell table:style-name="Board.A2" office:value-type="string">
            <text:p text:style-name="P13">(3,4) = 16</text:p>
          </table:table-cell>
          <table:table-cell table:style-name="Board.A2" office:value-type="string">
            <text:p text:style-name="P13">(3,5) = 17</text:p>
          </table:table-cell>
          <table:table-cell table:style-name="Board.G2" office:value-type="string">
            <text:p text:style-name="P13">(3,6)= 18</text:p>
          </table:table-cell>
        </table:table-row>
        <table:table-row>
          <table:table-cell table:style-name="Board.A2" office:value-type="string">
            <text:p text:style-name="P13">4</text:p>
          </table:table-cell>
          <table:table-cell table:style-name="Board.A2" office:value-type="string">
            <text:p text:style-name="P13">(4,1) = 19</text:p>
          </table:table-cell>
          <table:table-cell table:style-name="Board.A2" office:value-type="string">
            <text:p text:style-name="P13">(4,2) = 20</text:p>
          </table:table-cell>
          <table:table-cell table:style-name="Board.A2" office:value-type="string">
            <text:p text:style-name="P13">(4,3) = 21</text:p>
          </table:table-cell>
          <table:table-cell table:style-name="Board.A2" office:value-type="string">
            <text:p text:style-name="P13">(4,4) = 22</text:p>
          </table:table-cell>
          <table:table-cell table:style-name="Board.A2" office:value-type="string">
            <text:p text:style-name="P13">(4,5) = 23</text:p>
          </table:table-cell>
          <table:table-cell table:style-name="Board.G2" office:value-type="string">
            <text:p text:style-name="P13">(4,6) = 24</text:p>
          </table:table-cell>
        </table:table-row>
        <table:table-row>
          <table:table-cell table:style-name="Board.A2" office:value-type="string">
            <text:p text:style-name="P13">5</text:p>
          </table:table-cell>
          <table:table-cell table:style-name="Board.A2" office:value-type="string">
            <text:p text:style-name="P13">(5,1) = 25</text:p>
          </table:table-cell>
          <table:table-cell table:style-name="Board.A2" office:value-type="string">
            <text:p text:style-name="P13">(5,2) = 26</text:p>
          </table:table-cell>
          <table:table-cell table:style-name="Board.A2" office:value-type="string">
            <text:p text:style-name="P13">(5,3) = 27</text:p>
          </table:table-cell>
          <table:table-cell table:style-name="Board.A2" office:value-type="string">
            <text:p text:style-name="P13">(5,4) = 28</text:p>
          </table:table-cell>
          <table:table-cell table:style-name="Board.A2" office:value-type="string">
            <text:p text:style-name="P13">(5,5) = 29</text:p>
          </table:table-cell>
          <table:table-cell table:style-name="Board.G2" office:value-type="string">
            <text:p text:style-name="P13">(5,6) = 30</text:p>
          </table:table-cell>
        </table:table-row>
        <table:table-row>
          <table:table-cell table:style-name="Board.A2" office:value-type="string">
            <text:p text:style-name="P13">6</text:p>
          </table:table-cell>
          <table:table-cell table:style-name="Board.A2" office:value-type="string">
            <text:p text:style-name="P13">(6,1) = 31</text:p>
          </table:table-cell>
          <table:table-cell table:style-name="Board.A2" office:value-type="string">
            <text:p text:style-name="P13">(6,2) = 32</text:p>
          </table:table-cell>
          <table:table-cell table:style-name="Board.A2" office:value-type="string">
            <text:p text:style-name="P13">(6,3) = 33</text:p>
          </table:table-cell>
          <table:table-cell table:style-name="Board.A2" office:value-type="string">
            <text:p text:style-name="P13">(6,4) = 34</text:p>
          </table:table-cell>
          <table:table-cell table:style-name="Board.A2" office:value-type="string">
            <text:p text:style-name="P13">(6,5) = 35</text:p>
          </table:table-cell>
          <table:table-cell table:style-name="Board.G2" office:value-type="string">
            <text:p text:style-name="P13">(6,6) = 36</text:p>
          </table:table-cell>
        </table:table-row>
      </table:table>
      <text:p text:style-name="P1"/>
      <text:p text:style-name="P3">ΔΟΜΗΣΗ <text:span text:style-name="T1">MOVE</text:span></text:p>
      <text:p text:style-name="P9">Ο τυπος Move ειναι ενα 3-tuple (CarType,Direction,Positions) οπου CarType , ο τυπος του αυτοκινητου που μετακινειται εξου και και η χρηση Map στο State. Direction η κατευθυνση προς την οποια μετακινειται (North/South,West/East) και Positions ποσες θεσεις μετακινειται.</text:p>
      <text:p text:style-name="P10"><text:tab/></text:p>
      <text:p text:style-name="P4">ASTAR SEARCH</text:p>
      <text:p text:style-name="P5"><text:s/><text:span text:style-name="T2"><text:s/>Υλοποιηθηκαν τα bonus ερωτηματα.Για την υλοποιση της astar προσαρμοσθηκαν οι </text:span><text:span text:style-name="T2"><text:note text:id="ftn0" text:note-class="footnote"><text:note-citation>1</text:note-citation><text:note-body><text:p text:style-name="P14">8 puzzle https://github.com/ncpierson/8Puzzle</text:p></text:note-body></text:note></text:span><text:span text:style-name="T2"> </text:span><text:span text:style-name="T2"><text:note text:id="ftn1" text:note-class="footnote"><text:note-citation>2</text:note-citation><text:note-body><text:p text:style-name="P14">General A* https://gist.github.com/abhin4v/8172534</text:p></text:note-body></text:note></text:span><text:span text:style-name="T2">.</text:span><text:span text:style-name="T3">Η υλοποιηση του Pairing Heap προσαρμοσθηκε απο το </text:span><text:span text:style-name="T3"><text:note text:id="ftn2" text:note-class="footnote"><text:note-citation>3</text:note-citation><text:note-body><text:p text:style-name="P14">Okasaki, Chris. Purely functional data structures. Cambridge University Press, 1999.(Index)</text:p></text:note-body></text:note></text:span><text:span text:style-name="T3"> <text:s/>. </text:span><text:span text:style-name="T4">Κατα την υλοποιηση της ασκησης εκανα το λαθος το successorMoves να επιστρεφει μονο κινησεις κατα 1 με αποτελεσμα κακους χρονους κατι που φτιαχτηκε την τελευταια στιγμη.</text:span></text:p>
      <text:p text:style-name="P5"><text:span text:style-name="T4"><text:s/>Το heuristic που χρησιμοποιηθηκε ειναι η αποσταση του κοκκινου αμαξιου απο το τελος + τον αριθμος των τετραγωνων που εχουν αμαξια και βρισκονται στα δεξια του κοκκινου αμαξιου.</text:span></text:p>
      <text:p text:style-name="P5"><text:span text:style-name="T5"><text:s/>Οι χρονοι για το πιο δυσκολο board </text:span><text:span text:style-name="T5"><text:note text:id="ftn3" text:note-class="footnote"><text:note-citation>4</text:note-citation><text:note-body><text:p text:style-name="P15">Collette, Sébastien, Jean-François Raskin, and Frédéric Servais. "On the symbolic computation of the hardest configurations of the Rush Hour game." International Conference on Computers and Games. Springer, Berlin, Heidelberg, 2006.</text:p></text:note-body></text:note></text:span><text:span text:style-name="T5"> ειναι στα 1174s .</text:span></text:p>
      <text:p text:style-name="P6"><text:span text:style-name="T6">NODES</text:span></text:p>
      <text:p text:style-name="P7"><text:span text:style-name="T2"><text:s/>Τα nodes του Astar , αποτελουνται απο το gScore , hScore . [Move] , State , previous node , επιλεχτηκε αυτη η αναπαρασταση μετα απο δοκιμες με αποθηκευση μονο του State στο Root και καθε node να αποθηκευει τις κινησεις απο το Root State , αλλα παρατηρηθηκε μειωση στην αποδοση .</text:span></text:p>
      <text:p text:style-name="P8">ΠΑΡΑΔΟΧΕΣ</text:p>
      <text:p text:style-name="P11"><text:s/>Δεν επιτρεπεται η χρηση του χαρακτηρα ASCII ‘ ‘<text:span text:style-name="T7">(κενο)</text:span> λογου χρησης της συναρτησης word .</text:p>
      <text:p text:style-name="P11"/>
      <text:p text:style-name="P11">Γιατρακος Γεωργιος 1115 2016 00 0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0:39:50.694427236</meta:creation-date>
    <dc:date>2018-02-18T21:34:10.100528470</dc:date>
    <meta:editing-duration>PT21M34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69" meta:word-count="484" meta:character-count="2745" meta:non-whitespace-character-count="2318"/>
  </office:meta>
</office:document-meta>
</file>